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 style:data-style-name="N37"/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#e6e6ff"/>
      <style:text-properties style:text-underline-style="none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8"/>
        <table:table-column table:style-name="co1" table:number-columns-repeated="14" table:default-cell-style-name="Default"/>
        <table:table-row table:style-name="ro1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2"/>
          <table:table-cell office:value-type="string">
            <text:p>Eingefügt nach Weitergabe an Conrad</text:p>
          </table:table-cell>
        </table:table-row>
        <table:table-row table:style-name="ro1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/>
        </table:table-row>
        <table:table-row table:style-name="ro1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6"/>
        </table:table-row>
        <table:table-row table:style-name="ro1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4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2"/>
        </table:table-row>
        <table:table-row table:style-name="ro1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</text:p>
          </table:table-cell>
          <table:table-cell/>
          <table:table-cell office:value-type="string">
            <text:p>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4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5"/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5"/>
        </table:table-row>
        <table:table-row table:style-name="ro1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sv_comb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number-columns-repeated="14"/>
        </table:table-row>
        <table:table-row table:style-name="ro1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6"/>
        </table:table-row>
        <table:table-row table:style-name="ro1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3"/>
        </table:table-row>
        <table:table-row table:style-name="ro1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7"/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2"/>
        </table:table-row>
        <table:table-row table:style-name="ro1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sv_comb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4"/>
        </table:table-row>
        <table:table-row table:style-name="ro1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5"/>
        </table:table-row>
        <table:table-row table:style-name="ro1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4"/>
        </table:table-row>
        <table:table-row table:style-name="ro1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sv_comb,maxsoil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sv_comb,maxhori*3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3"/>
        </table:table-row>
        <table:table-row table:style-name="ro1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4"/>
        </table:table-row>
        <table:table-row table:style-name="ro1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7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8"/>
        </table:table-row>
        <table:table-row table:style-name="ro1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6"/>
        </table:table-row>
        <table:table-row table:style-name="ro1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5"/>
        </table:table-row>
        <table:table-row table:style-name="ro1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5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4"/>
        </table:table-row>
        <table:table-row table:style-name="ro1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4"/>
        </table:table-row>
        <table:table-row table:style-name="ro1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6"/>
        </table:table-row>
        <table:table-row table:style-name="ro1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maxhori*3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5"/>
        </table:table-row>
        <table:table-row table:style-name="ro1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</table:table-row>
        <table:table-row table:style-name="ro1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sv_comb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4"/>
        </table:table-row>
        <table:table-row table:style-name="ro1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0"/>
        </table:table-row>
        <table:table-row table:style-name="ro1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6"/>
        </table:table-row>
        <table:table-row table:style-name="ro1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7" office:value-type="string">
            <text:p>shared_data.f90</text:p>
          </table:table-cell>
          <table:table-cell table:number-columns-repeated="14"/>
        </table:table-row>
        <table:table-row table:style-name="ro1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7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</table:table-row>
        <table:table-row table:style-name="ro1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4"/>
        </table:table-row>
        <table:table-row table:style-name="ro1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15"/>
        </table:table-row>
        <table:table-row table:style-name="ro1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5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5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sv_comb</text:p>
          </table:table-cell>
          <table:table-cell office:value-type="string">
            <text:p>nmunsutc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v_comb</text:p>
          </table:table-cell>
          <table:table-cell office:value-type="string">
            <text:p>Eva</text:p>
          </table:table-cell>
          <table:table-cell table:number-columns-repeated="3"/>
        </table:table-row>
        <table:table-row table:style-name="ro1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0"/>
        </table:table-row>
        <table:table-row table:style-name="ro1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5"/>
        </table:table-row>
        <table:table-row table:style-name="ro1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2"/>
        </table:table-row>
        <table:table-row table:style-name="ro1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number-columns-repeated="15"/>
        </table:table-row>
        <table:table-row table:style-name="ro1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7" office:value-type="string">
            <text:p>soilwat.f90</text:p>
          </table:table-cell>
          <table:table-cell office:value-type="string">
            <text:p>R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7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sv_comb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5"/>
        </table:table-row>
        <table:table-row table:style-name="ro1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7" office:value-type="string">
            <text:p>soilwat.f90</text:p>
          </table:table-cell>
          <table:table-cell table:style-name="ce5" office:value-type="string">
            <text:p>W</text:p>
          </table:table-cell>
          <table:table-cell table:number-columns-repeated="13"/>
        </table:table-row>
        <table:table-row table:style-name="ro1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3"/>
        </table:table-row>
        <table:table-row table:style-name="ro1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sv_comb</text:p>
          </table:table-cell>
          <table:table-cell table:number-columns-repeated="16"/>
        </table:table-row>
        <table:table-row table:style-name="ro1" table:number-rows-repeated="3175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3:Tabelle1.AMJ2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6">06.04.2009</text:date>, <text:time>16:05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5-06-23T12:25:26</meta:creation-date>
    <dc:creator>Till Francke</dc:creator>
    <dc:date>2009-04-06T16:05:10.44</dc:date>
    <meta:editing-cycles>160</meta:editing-cycles>
    <meta:editing-duration>PT233H09M59S</meta:editing-duration>
    <meta:document-statistic meta:table-count="3" meta:cell-count="1477" meta:object-count="0"/>
    <meta:user-defined meta:name="Info 1"/>
    <meta:user-defined meta:name="Info 2"/>
    <meta:user-defined meta:name="Info 3"/>
    <meta:user-defined meta:name="Info 4"/>
  </office:meta>
</office:document-meta>
</file>